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" svg:font-family="Tahoma" style:font-family-generic="swiss"/>
    <style:font-face style:name="Metal" svg:font-family="Metal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e1" style:family="table">
      <style:table-properties style:width="19.001cm" table:align="margins" style:shadow="none"/>
    </style:style>
    <style:style style:name="Tabelle1.A" style:family="table-column">
      <style:table-column-properties style:column-width="2.78cm" style:rel-column-width="1410*"/>
    </style:style>
    <style:style style:name="Tabelle1.B" style:family="table-column">
      <style:table-column-properties style:column-width="16.221cm" style:rel-column-width="8227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style:font-name="Free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style:font-name="Met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Metal" fo:font-size="12pt" style:font-size-asian="12pt" style:font-size-complex="12pt"/>
    </style:style>
    <style:style style:name="P5" style:family="paragraph" style:parent-style-name="Text_20_body" style:list-style-name="L2">
      <style:paragraph-properties fo:margin-top="0cm" fo:margin-bottom="0cm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 style:list-style-name="L2">
      <style:paragraph-properties fo:margin-top="0cm" fo:margin-bottom="0cm"/>
      <style:text-properties style:font-name="FreeSans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L2">
      <style:paragraph-properties fo:margin-top="0cm" fo:margin-bottom="0cm"/>
      <style:text-properties style:font-name="Met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List_20_Heading">
      <style:text-properties style:font-name="FreeSans" fo:font-size="10pt" fo:font-weight="bold" style:font-size-asian="10pt" style:font-weight-asian="bold" style:font-size-complex="10pt" style:font-weight-complex="bold"/>
    </style:style>
    <style:style style:name="P9" style:family="paragraph" style:parent-style-name="List_20_Heading">
      <style:text-properties style:font-name="FreeSans" fo:font-size="12pt" fo:font-weight="bold" style:font-size-asian="12pt" style:font-weight-asian="bold" style:font-size-complex="12pt" style:font-weight-complex="bold"/>
    </style:style>
    <style:style style:name="P10" style:family="paragraph" style:parent-style-name="List_20_Heading">
      <style:text-properties style:font-name="Metal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FreeSans" fo:font-size="10pt" style:font-size-asian="10pt" style:font-size-complex="10pt"/>
    </style:style>
    <style:style style:name="P12" style:family="paragraph" style:parent-style-name="Table_20_Contents">
      <style:text-properties style:font-name="FreeSans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FreeSans" fo:font-size="12pt" style:font-size-asian="12pt" style:font-size-complex="12pt"/>
    </style:style>
    <style:style style:name="P14" style:family="paragraph" style:parent-style-name="Table_20_Contents" style:list-style-name="L8">
      <style:text-properties style:font-name="FreeSans" fo:font-size="12pt" style:font-size-asian="12pt" style:font-size-complex="12pt"/>
    </style:style>
    <style:style style:name="P15" style:family="paragraph" style:parent-style-name="Table_20_Contents" style:list-style-name="L12">
      <style:text-properties style:font-name="FreeSans" fo:font-size="12pt" style:font-size-asian="12pt" style:font-size-complex="12pt"/>
    </style:style>
    <style:style style:name="P16" style:family="paragraph" style:parent-style-name="Table_20_Contents" style:list-style-name="L13">
      <style:text-properties style:font-name="FreeSans" fo:font-size="12pt" style:font-size-asian="12pt" style:font-size-complex="12pt"/>
    </style:style>
    <style:style style:name="P17" style:family="paragraph" style:parent-style-name="Table_20_Contents" style:list-style-name="L14">
      <style:text-properties style:font-name="FreeSans" fo:font-size="12pt" style:font-size-asian="12pt" style:font-size-complex="12pt"/>
    </style:style>
    <style:style style:name="P18" style:family="paragraph" style:parent-style-name="Table_20_Contents">
      <style:text-properties style:font-name="FreeSans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able_20_Contents" style:list-style-name="L14">
      <style:text-properties style:font-name="FreeSans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FreeSans" fo:font-size="8pt" style:font-size-asian="8pt" style:font-size-complex="8pt"/>
    </style:style>
    <style:style style:name="P21" style:family="paragraph" style:parent-style-name="Table_20_Contents">
      <style:text-properties style:font-name="FreeSans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text-properties fo:color="#000080" style:font-name="Metal"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fo:color="#000080" style:font-name="Met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able_20_Contents">
      <style:text-properties fo:color="#000080" style:font-name="Metal" fo:font-size="14pt" fo:font-style="normal" style:font-size-asian="14pt" style:font-style-asian="normal" style:font-size-complex="14pt" style:font-style-complex="normal"/>
    </style:style>
    <style:style style:name="P25" style:family="paragraph" style:parent-style-name="Table_20_Contents">
      <style:text-properties fo:color="#000080" style:font-name="Metal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fo:color="#000080" style:font-name="Metal" fo:font-size="12pt" style:text-underline-style="none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fo:color="#000080" style:font-name="Met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 style:list-style-name="L18"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fo:font-size="12pt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text-properties fo:font-weight="bold" style:font-weight-asian="bold" style:font-weight-complex="bold"/>
    </style:style>
    <style:style style:name="P36" style:family="paragraph" style:parent-style-name="Table_20_Contents" style:list-style-name="L8"/>
    <style:style style:name="P37" style:family="paragraph" style:parent-style-name="Table_20_Contents" style:list-style-name="L9"/>
    <style:style style:name="P38" style:family="paragraph" style:parent-style-name="Table_20_Contents" style:list-style-name="L10"/>
    <style:style style:name="P39" style:family="paragraph" style:parent-style-name="Table_20_Contents" style:list-style-name="L11"/>
    <style:style style:name="P40" style:family="paragraph" style:parent-style-name="Table_20_Contents">
      <style:text-properties fo:color="#000000" style:font-name="Metal" fo:font-size="12pt" style:text-underline-style="none" fo:font-weight="bold" style:font-size-asian="12pt" style:font-weight-asian="bold" style:font-size-complex="12pt" style:font-weight-complex="bold"/>
    </style:style>
    <style:style style:name="P41" style:family="paragraph" style:parent-style-name="Table_20_Contents">
      <style:text-properties fo:color="#000000" style:font-name="Metal" fo:font-size="12pt" style:text-underline-style="none" fo:font-weight="normal" style:font-size-asian="12pt" style:font-weight-asian="normal" style:font-size-complex="12pt" style:font-weight-complex="normal"/>
    </style:style>
    <style:style style:name="P42" style:family="paragraph" style:parent-style-name="Table_20_Contents">
      <style:text-properties style:font-name="Metal"/>
    </style:style>
    <style:style style:name="P43" style:family="paragraph" style:parent-style-name="Table_20_Contents">
      <style:text-properties style:font-name="Metal" fo:font-size="12pt" fo:font-weight="normal" style:font-size-asian="12pt" style:font-weight-asian="normal" style:font-size-complex="12pt" style:font-weight-complex="normal"/>
    </style:style>
    <style:style style:name="P44" style:family="paragraph" style:parent-style-name="Table_20_Contents" style:list-style-name="L1">
      <style:text-properties style:font-name="Metal" fo:font-size="12pt" fo:font-weight="normal" style:font-size-asian="12pt" style:font-weight-asian="normal" style:font-size-complex="12pt" style:font-weight-complex="normal"/>
    </style:style>
    <style:style style:name="P45" style:family="paragraph" style:parent-style-name="Table_20_Contents" style:list-style-name="L21">
      <style:text-properties style:font-name="Metal" fo:font-size="12pt" fo:font-weight="normal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Metal" fo:font-size="12pt" fo:font-weight="normal" style:font-size-asian="12pt" style:font-weight-asian="normal" style:font-size-complex="12pt" style:font-weight-complex="normal"/>
    </style:style>
    <style:style style:name="P47" style:family="paragraph" style:parent-style-name="Table_20_Contents">
      <style:text-properties style:font-name="Met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text-properties style:font-name="Metal" fo:font-size="12pt" style:font-size-asian="12pt" style:font-size-complex="12pt"/>
    </style:style>
    <style:style style:name="P49" style:family="paragraph" style:parent-style-name="Table_20_Contents" style:list-style-name="L8">
      <style:text-properties style:font-name="Metal" fo:font-size="12pt" style:font-size-asian="12pt" style:font-size-complex="12pt"/>
    </style:style>
    <style:style style:name="P50" style:family="paragraph" style:parent-style-name="Table_20_Contents" style:list-style-name="L19">
      <style:text-properties style:font-name="Metal" fo:font-size="12pt" style:font-size-asian="12pt" style:font-size-complex="12pt"/>
    </style:style>
    <style:style style:name="P51" style:family="paragraph" style:parent-style-name="Table_20_Contents" style:list-style-name="L20">
      <style:text-properties style:font-name="Metal" fo:font-size="12pt" style:font-size-asian="12pt" style:font-size-complex="12pt"/>
    </style:style>
    <style:style style:name="P52" style:family="paragraph" style:parent-style-name="Table_20_Contents" style:list-style-name="L21">
      <style:text-properties style:font-name="Metal" fo:font-size="12pt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Metal" fo:font-size="12pt" style:font-size-asian="12pt" style:font-size-complex="12pt"/>
    </style:style>
    <style:style style:name="P54" style:family="paragraph" style:parent-style-name="Table_20_Contents">
      <style:text-properties style:font-name="Metal" fo:font-size="12pt" fo:font-weight="bold" style:font-size-asian="12pt" style:font-weight-asian="bold" style:font-size-complex="12pt" style:font-weight-complex="bold"/>
    </style:style>
    <style:style style:name="P55" style:family="paragraph" style:parent-style-name="Table_20_Contents" style:list-style-name="L22">
      <style:text-properties style:font-name="Metal" fo:font-size="12pt" fo:font-weight="bold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Metal" fo:font-size="12pt" fo:font-weight="bold" style:font-size-asian="12pt" style:font-weight-asian="bold" style:font-size-complex="12pt" style:font-weight-complex="bold"/>
    </style:style>
    <style:style style:name="P57" style:family="paragraph" style:parent-style-name="Table_20_Contents">
      <style:text-properties style:font-name="Metal" fo:font-size="12pt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Metal" fo:font-size="12pt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Metal" fo:font-size="12pt" style:text-underline-style="none" fo:font-weight="bold" style:font-size-asian="12pt" style:font-weight-asian="bold" style:font-size-complex="12pt" style:font-weight-complex="bold"/>
    </style:style>
    <style:style style:name="P60" style:family="paragraph" style:parent-style-name="Table_20_Contents" style:list-style-name="L1">
      <style:text-properties style:font-name="Metal"/>
    </style:style>
    <style:style style:name="P61" style:family="paragraph" style:parent-style-name="Table_20_Contents">
      <style:paragraph-properties fo:break-before="page"/>
      <style:text-properties fo:color="#000080" style:font-name="Metal" fo:font-size="12pt" fo:font-weight="bold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break-before="page"/>
      <style:text-properties fo:color="#000080" style:font-name="Metal" fo:font-size="12pt" style:text-underline-style="none" fo:font-weight="bold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break-before="page"/>
      <style:text-properties style:font-name="Metal" fo:font-size="12pt" style:font-size-asian="12pt" style:font-size-complex="12pt"/>
    </style:style>
    <style:style style:name="P64" style:family="paragraph" style:list-style-name="L16">
      <style:text-properties style:font-name="FreeSans" fo:font-size="12pt" style:font-size-asian="12pt" style:font-size-complex="12pt"/>
    </style:style>
    <style:style style:name="P65" style:family="paragraph" style:parent-style-name="Table_20_Contents" style:list-style-name="L18">
      <style:paragraph-properties fo:margin-left="2.501cm" fo:margin-right="0cm" fo:text-indent="-0.635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6" style:family="paragraph" style:parent-style-name="Table_20_Contents" style:list-style-name="L1">
      <style:paragraph-properties fo:margin-left="2.501cm" fo:margin-right="0cm" fo:text-indent="-0.635cm" style:auto-text-indent="false"/>
      <style:text-properties style:font-name="Metal" fo:font-size="12pt" fo:font-weight="normal" style:font-size-asian="12pt" style:font-weight-asian="normal" style:font-size-complex="12pt" style:font-weight-complex="normal"/>
    </style:style>
    <style:style style:name="P67" style:family="paragraph" style:parent-style-name="Table_20_Contents" style:list-style-name="L18">
      <style:paragraph-properties fo:margin-left="1.251cm" fo:margin-right="0cm" fo:text-indent="-0.635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8" style:family="paragraph" style:parent-style-name="Table_20_Contents" style:list-style-name="L1">
      <style:paragraph-properties fo:margin-left="1.251cm" fo:margin-right="0cm" fo:text-indent="-0.635cm" style:auto-text-indent="false"/>
      <style:text-properties style:font-name="Metal" fo:font-size="12pt" fo:font-weight="normal" style:font-size-asian="12pt" style:font-weight-asian="normal" style:font-size-complex="12pt" style:font-weight-complex="normal"/>
    </style:style>
    <style:style style:name="P69" style:family="paragraph" style:parent-style-name="Table_20_Contents" style:list-style-name="L1">
      <style:paragraph-properties fo:margin-left="3.752cm" fo:margin-right="0cm" fo:text-indent="-0.635cm" style:auto-text-indent="false"/>
      <style:text-properties style:font-name="Metal" fo:font-size="12pt" fo:font-weight="normal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margin-left="0cm" fo:margin-right="0cm" fo:text-indent="0cm" style:auto-text-indent="false"/>
      <style:text-properties style:font-name="Metal" fo:font-size="12pt" fo:font-weight="normal" style:font-size-asian="12pt" style:font-weight-asian="normal" style:font-size-complex="12pt" style:font-weight-complex="normal"/>
    </style:style>
    <style:style style:name="P72" style:family="paragraph" style:parent-style-name="Table_20_Contents" style:list-style-name="L1">
      <style:paragraph-properties fo:margin-left="0cm" fo:margin-right="0cm" fo:text-indent="0cm" style:auto-text-indent="false"/>
      <style:text-properties style:font-name="Metal" fo:font-size="12pt" fo:font-weight="normal" style:font-size-asian="12pt" style:font-weight-asian="normal" style:font-size-complex="12pt" style:font-weight-complex="normal"/>
    </style:style>
    <style:style style:name="P73" style:family="paragraph" style:list-style-name="L16">
      <style:text-properties fo:font-size="12pt" style:font-size-asian="12pt" style:font-size-complex="12pt"/>
    </style:style>
    <style:style style:name="T1" style:family="text">
      <style:text-properties style:font-name="FreeSans"/>
    </style:style>
    <style:style style:name="T2" style:family="text">
      <style:text-properties style:font-name="FreeSans" fo:font-size="10pt" style:font-size-asian="10pt" style:font-size-complex="10pt"/>
    </style:style>
    <style:style style:name="T3" style:family="text">
      <style:text-properties style:font-name="FreeSans" fo:font-size="10pt" style:text-underline-style="none" fo:font-weight="bold" style:font-size-asian="10pt" style:font-weight-asian="bold" style:font-size-complex="10pt" style:font-weight-complex="bold"/>
    </style:style>
    <style:style style:name="T4" style:family="text">
      <style:text-properties style:font-name="FreeSans" fo:font-size="10pt" style:text-underline-style="none" style:font-size-asian="10pt" style:font-size-complex="10pt"/>
    </style:style>
    <style:style style:name="T5" style:family="text">
      <style:text-properties style:font-name="FreeSans" style:text-underline-style="none"/>
    </style:style>
    <style:style style:name="T6" style:family="text">
      <style:text-properties style:font-name="FreeSans" fo:font-weight="normal" style:font-weight-asian="normal" style:font-weight-complex="normal"/>
    </style:style>
    <style:style style:name="T7" style:family="text">
      <style:text-properties style:font-name="FreeSans" fo:font-weight="normal" style:font-weight-asian="normal" style:font-weight-complex="bold"/>
    </style:style>
    <style:style style:name="T8" style:family="text">
      <style:text-properties style:font-name="FreeSans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FreeSans"/>
    </style:style>
    <style:style style:name="T12" style:family="text">
      <style:text-properties style:use-window-font-color="true" style:font-name="FreeSans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use-window-font-color="true" style:font-name="FreeSans" fo:font-size="10pt" style:text-underline-style="none" fo:font-weight="bold" style:font-size-asian="10pt" style:font-weight-asian="bold" style:font-size-complex="10pt" style:font-weight-complex="bold"/>
    </style:style>
    <style:style style:name="T15" style:family="text">
      <style:text-properties style:use-window-font-color="true" style:font-name="FreeSans" fo:font-size="10pt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style:use-window-font-color="true" style:font-name="FreeSans" fo:font-size="10pt" style:text-underline-style="none" style:font-size-asian="10pt" style:font-size-complex="10pt"/>
    </style:style>
    <style:style style:name="T17" style:family="text">
      <style:text-properties style:use-window-font-color="true" style:font-name="Free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8" style:family="text">
      <style:text-properties style:use-window-font-color="true" style:font-name="Free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style:use-window-font-color="true" style:font-name="FreeSans" style:text-underline-style="none"/>
    </style:style>
    <style:style style:name="T20" style:family="text">
      <style:text-properties style:use-window-font-color="true" style:font-name="FreeSans" style:text-underline-style="none" fo:font-weight="normal" style:font-weight-asian="normal" style:font-weight-complex="normal"/>
    </style:style>
    <style:style style:name="T21" style:family="text">
      <style:text-properties style:use-window-font-color="true" style:font-name="FreeSans" style:text-underline-style="solid" style:text-underline-width="auto" style:text-underline-color="font-color"/>
    </style:style>
    <style:style style:name="T22" style:family="text">
      <style:text-properties style:use-window-font-color="true" style:font-name="FreeSans" fo:font-style="italic" style:text-underline-style="none" style:font-style-asian="italic" style:font-style-complex="italic"/>
    </style:style>
    <style:style style:name="T23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use-window-font-color="true" style:text-underline-style="none"/>
    </style:style>
    <style:style style:name="T25" style:family="text">
      <style:text-properties style:use-window-font-color="true" style:text-underline-style="none" fo:font-weight="bold" style:font-weight-asian="bold" style:font-weight-complex="bold"/>
    </style:style>
    <style:style style:name="T26" style:family="text">
      <style:text-properties style:use-window-font-color="true" style:text-underline-style="none" fo:font-weight="normal" style:font-weight-asian="normal" style:font-weight-complex="normal"/>
    </style:style>
    <style:style style:name="T27" style:family="text">
      <style:text-properties style:use-window-font-color="tru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8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29" style:family="text"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T30" style:family="text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T31" style:family="text">
      <style:text-properties style:use-window-font-color="true" fo:font-size="10pt" style:text-underline-style="none" style:font-size-asian="10pt" style:font-size-complex="10pt"/>
    </style:style>
    <style:style style:name="T32" style:family="text">
      <style:text-properties style:use-window-font-color="true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style:use-window-font-color="true" fo:font-weight="normal" style:font-weight-asian="normal" style:font-weight-complex="normal"/>
    </style:style>
    <style:style style:name="T34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35" style:family="text">
      <style:text-properties style:use-window-font-color="true" fo:font-style="italic" style:text-underline-style="none" style:font-style-asian="italic" style:font-style-complex="italic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style:font-weight-asian="bold"/>
    </style:style>
    <style:style style:name="T40" style:family="text">
      <style:text-properties style:font-weight-complex="bold"/>
    </style:style>
    <style:style style:name="T41" style:family="text">
      <style:text-properties fo:font-size="10pt"/>
    </style:style>
    <style:style style:name="T42" style:family="text">
      <style:text-properties fo:font-size="10pt" fo:font-weight="normal" style:font-size-asian="10pt" style:font-weight-asian="normal" style:font-size-complex="10pt" style:font-weight-complex="normal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weight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style:font-weight-asian="normal" style:font-weight-complex="bold"/>
    </style:style>
    <style:style style:name="T47" style:family="text">
      <style:text-properties style:font-size-asian="10pt"/>
    </style:style>
    <style:style style:name="T48" style:family="text">
      <style:text-properties style:font-weight-asian="normal"/>
    </style:style>
    <style:style style:name="T49" style:family="text">
      <style:text-properties style:font-size-complex="10pt"/>
    </style:style>
    <style:style style:name="T50" style:family="text">
      <style:text-properties style:font-weight-complex="norm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fo:font-weight="bold" style:font-weight-asian="bold" style:font-weight-complex="bold"/>
    </style:style>
    <style:style style:name="T54" style:family="text">
      <style:text-properties fo:color="#000000"/>
    </style:style>
    <style:style style:name="T55" style:family="text">
      <style:text-properties fo:color="#000000" style:font-name="FreeSans"/>
    </style:style>
    <style:style style:name="T56" style:family="text">
      <style:text-properties fo:color="#000000" style:font-name="FreeSans" style:text-underline-style="solid" style:text-underline-width="auto" style:text-underline-color="font-color"/>
    </style:style>
    <style:style style:name="T57" style:family="text">
      <style:text-properties fo:color="#000000" style:font-name="FreeSans" style:text-underline-style="none" fo:font-weight="normal" style:font-weight-asian="normal" style:font-weight-complex="normal"/>
    </style:style>
    <style:style style:name="T58" style:family="text">
      <style:text-properties fo:color="#000000" style:font-name="FreeSans" fo:font-weight="normal" style:font-weight-asian="normal" style:font-weight-complex="normal"/>
    </style:style>
    <style:style style:name="T59" style:family="text">
      <style:text-properties fo:color="#000000" style:text-underline-style="solid" style:text-underline-width="auto" style:text-underline-color="font-color"/>
    </style:style>
    <style:style style:name="T60" style:family="text">
      <style:text-properties fo:color="#000000" fo:font-weight="normal" style:font-weight-asian="normal" style:font-weight-complex="normal"/>
    </style:style>
    <style:style style:name="T61" style:family="text">
      <style:text-properties fo:color="#000000"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2">Überthema</text:p>
          </table:table-cell>
          <table:table-cell table:style-name="Tabelle1.A1" office:value-type="string">
            <text:p text:style-name="P13">Kunstepochen</text:p>
          </table:table-cell>
        </table:table-row>
        <table:table-row>
          <table:table-cell table:style-name="Tabelle1.A1" office:value-type="string">
            <text:p text:style-name="P12">Thema</text:p>
          </table:table-cell>
          <table:table-cell table:style-name="Tabelle1.A1" office:value-type="string">
            <text:p text:style-name="P13">Neoimpressionsmus</text:p>
          </table:table-cell>
        </table:table-row>
        <table:table-row>
          <table:table-cell table:style-name="Tabelle1.A1" office:value-type="string">
            <text:p text:style-name="P12">Künstler</text:p>
          </table:table-cell>
          <table:table-cell table:style-name="Tabelle1.A1" office:value-type="string">
            <text:p text:style-name="P13">Georges-Pierre Seurat</text:p>
          </table:table-cell>
        </table:table-row>
        <table:table-row>
          <table:table-cell table:style-name="Tabelle1.A1" office:value-type="string">
            <text:p text:style-name="P12">Kunstwerk</text:p>
          </table:table-cell>
          <table:table-cell table:style-name="Tabelle1.A1" office:value-type="string">
            <text:p text:style-name="P13">Un dimanche après-midi à l'Île de la Grande Jatte</text:p>
            <text:p text:style-name="P13">Ein Sonntagnachmittag an der Île de la Grande Jatte</text:p>
          </table:table-cell>
        </table:table-row>
      </table:table>
      <text:p text:style-name="Standard"/>
      <text:p text:style-name="P22">Georges Seurat</text:p>
      <text:p text:style-name="P22"/>
      <text:p text:style-name="P23"><text:s/>- <text:span text:style-name="T36">Biografie des Künstlers</text:span></text:p>
      <text:p text:style-name="P23"><text:s/>- <text:span text:style-name="T36">Kunstwerk</text:span></text:p>
      <text:p text:style-name="P23"><text:s/>- <text:span text:style-name="T36">Interpretation</text:span></text:p>
      <text:p text:style-name="P24"/>
      <text:p text:style-name="P27">Biografie</text:p>
      <text:p text:style-name="P25"/>
      <text:list xml:id="list1712446289" text:style-name="L1">
        <text:list-item>
          <text:p text:style-name="P44"><text:span text:style-name="T9">geboren</text:span></text:p>
          <text:p text:style-name="P66"><text:span text:style-name="T9">2. Dezember 1859 in Paris</text:span></text:p>
        </text:list-item>
        <text:list-item>
          <text:p text:style-name="P68"><text:span text:style-name="T9">gestorben</text:span></text:p>
        </text:list-item>
        <text:list-item>
          <text:p text:style-name="P66"><text:span text:style-name="T9">29. März 1891 in Paris</text:span></text:p>
          <text:p text:style-name="P72"><text:span text:style-name="T9"/></text:p>
        </text:list-item>
        <text:list-item>
          <text:p text:style-name="P44"><text:span text:style-name="T9">Vater:</text:span></text:p>
        </text:list-item>
        <text:list-item>
          <text:p text:style-name="P66"><text:span text:style-name="T9">Gerichtsdiener</text:span></text:p>
        </text:list-item>
        <text:list-item>
          <text:p text:style-name="P68"><text:span text:style-name="T9">Mutter:</text:span></text:p>
        </text:list-item>
        <text:list-item>
          <text:p text:style-name="P66"><text:span text:style-name="T9">Pariser Mittelschicht</text:span></text:p>
          <text:p text:style-name="P72"><text:span text:style-name="T9"/></text:p>
        </text:list-item>
        <text:list-item>
          <text:p text:style-name="P44"><text:span text:style-name="T9">In der Zeit von 1869 bis 1876</text:span></text:p>
        </text:list-item>
        <text:list-item>
          <text:p text:style-name="P66"><text:span text:style-name="T9">besuchte er verschiedene Gymnasien</text:span></text:p>
        </text:list-item>
        <text:list-item>
          <text:p text:style-name="P66"><text:span text:style-name="T35">Onkel</text:span><text:span text:style-name="T9"> Paul Haumonté-Faivre führte ihn in die Malerei ein</text:span></text:p>
        </text:list-item>
        <text:list-item>
          <text:p text:style-name="P69"><text:span text:style-name="T9">Textilhändler und Amateurmaler</text:span></text:p>
        </text:list-item>
        <text:list-item>
          <text:p text:style-name="P44"><text:span text:style-name="T9">In den Jahren 1875 bis 1877</text:span></text:p>
        </text:list-item>
        <text:list-item>
          <text:p text:style-name="P66"><text:span text:style-name="T9">war Seurat in Zeichenkursen in einer Pariser Abendschule</text:span></text:p>
        </text:list-item>
        <text:list-item>
          <text:p text:style-name="P68"><text:span text:style-name="T9">1878:</text:span></text:p>
        </text:list-item>
        <text:list-item>
          <text:p text:style-name="P66"><text:span text:style-name="T9">wurde aufgenommen an: École des Beaux-Arts</text:span></text:p>
        </text:list-item>
        <text:list-item>
          <text:p text:style-name="P66"><text:span text:style-name="T9">aber Seurat verließ die Schule ein Jahr später wieder</text:span></text:p>
        </text:list-item>
      </text:list>
      <text:p text:style-name="P71"><text:soft-page-break/><text:span text:style-name="T9"/></text:p>
      <text:p text:style-name="P71"><text:span text:style-name="T9"/></text:p>
      <text:list xml:id="list1335173769" text:continue-numbering="true" text:style-name="L1">
        <text:list-item>
          <text:p text:style-name="P60"><text:span text:style-name="T10">Bei den üblichen Ausstellungen in Paris wurden Werke von Seurat nicht zugelassen</text:span></text:p>
          <text:p text:style-name="P60"><text:span text:style-name="T10">, daher stellte er sie in der Societé des Artistes Indépendants aus</text:span></text:p>
          <text:p text:style-name="P60"><text:span text:style-name="T10">, die er auch selbst mitgründete</text:span></text:p>
          <text:p text:style-name="P60"><text:span text:style-name="T10">(-&gt; Paul Signac)</text:span></text:p>
        </text:list-item>
      </text:list>
      <text:p text:style-name="P42"><text:span text:style-name="T10"/></text:p>
      <text:list xml:id="list1833243567" text:continue-numbering="true" text:style-name="L1">
        <text:list-item>
          <text:p text:style-name="P44"><text:span text:style-name="T9">am 29. März verstarb Seurat mit 31 Jahren</text:span></text:p>
        </text:list-item>
      </text:list>
      <text:p text:style-name="P43"><text:span text:style-name="T9"/></text:p>
      <text:p text:style-name="P43"><text:span text:style-name="T9"/></text:p>
      <text:p text:style-name="P61">Kunstwerk:</text:p>
      <text:p text:style-name="P43"><text:span text:style-name="T9"/></text:p>
      <text:p text:style-name="P25">Un dimanche après-midi à l'Île de la Grande Jatte</text:p>
      <text:p text:style-name="P43"><text:span text:style-name="T9"/></text:p>
      <text:p text:style-name="P47">Daten:</text:p>
      <text:p text:style-name="P48"/>
      <text:p text:style-name="P43"><text:span text:style-name="T53">Titel</text:span>: <text:span text:style-name="T9">Un dimanche après-midi à l'Île de la Grande Jatte</text:span></text:p>
      <text:p text:style-name="P43"><text:span text:style-name="T25">Künstler</text:span><text:span text:style-name="T9">: Georges Seurat</text:span></text:p>
      <text:p text:style-name="P43"><text:span text:style-name="T25">Entstehungsjahr</text:span><text:span text:style-name="T9">: 1884/1886</text:span></text:p>
      <text:p text:style-name="P43"><text:span text:style-name="T25">Technik</text:span><text:span text:style-name="T9">: Öl auf Leinwand</text:span></text:p>
      <text:p text:style-name="P43"><text:span text:style-name="T25">Maße</text:span><text:span text:style-name="T9">: 207,6cm x 308cm</text:span></text:p>
      <text:p text:style-name="P43"><text:span text:style-name="T9"/></text:p>
      <text:p text:style-name="P3">Was ist dargestellt?</text:p>
      <text:p text:style-name="P48"/>
      <text:p text:style-name="P10">Vordergrund:</text:p>
      <text:list xml:id="list1095632625" text:style-name="L2">
        <text:list-item>
          <text:p text:style-name="P7">ein im Gras liegender Mann mit Pfeife</text:p>
        </text:list-item>
        <text:list-item>
          <text:p text:style-name="P7">ein Paar mit Zylinder, Hut und Hund</text:p>
        </text:list-item>
        <text:list-item>
          <text:p text:style-name="P7">ein Paar mit kleinem Hund und Affen an der Leine</text:p>
        </text:list-item>
      </text:list>
      <text:p text:style-name="P10">Mittelgrund:</text:p>
      <text:list xml:id="list1014004158" text:continue-numbering="true" text:style-name="L2">
        <text:list-item>
          <text:p text:style-name="P7">eine Anglerin</text:p>
        </text:list-item>
        <text:list-item>
          <text:p text:style-name="P7">eine Frau mit rotem Sonnenschirm und einem kleinen, weiß gekleideten Kind</text:p>
        </text:list-item>
        <text:list-item>
          <text:p text:style-name="P7">zwei Mädchen mit Sonnenschirm und Blumenstrauß</text:p>
        </text:list-item>
        <text:list-item>
          <text:p text:style-name="P7">weitere, kaum erkennbare Personen</text:p>
        </text:list-item>
      </text:list>
      <text:p text:style-name="P10">Hintergrund:</text:p>
      <text:list xml:id="list743010633" text:continue-numbering="true" text:style-name="L2">
        <text:list-item>
          <text:p text:style-name="P7">ein Mann mit Trompete</text:p>
        </text:list-item>
        <text:list-item>
          <text:p text:style-name="P7">zwei Soldaten</text:p>
        </text:list-item>
        <text:list-item>
          <text:p text:style-name="P7">weitere, kaum erkennbare Personen</text:p>
        </text:list-item>
      </text:list>
      <text:p text:style-name="P4"/>
      <text:p text:style-name="P54"><text:span text:style-name="T24">Gattung</text:span><text:span text:style-name="T26">: Genrebild</text:span></text:p>
      <text:p text:style-name="P54"><text:span text:style-name="T24">Subjektiver erster Eindruck: </text:span><text:span text:style-name="T26">Auf dem Bild ist nichts spontan oder zufällig, die Personen wirken wie steife Puppen</text:span></text:p>
      <text:p text:style-name="P54"><text:span text:style-name="T26"/></text:p>
      <text:p text:style-name="P63"><text:span text:style-name="T23">Wie ist es dargestellt?</text:span></text:p>
      <text:p text:style-name="P48"><text:span text:style-name="T33"/></text:p>
      <text:p text:style-name="P48"><text:span text:style-name="T25">Darstellungsmodus</text:span><text:span text:style-name="T26">: abstrahiert</text:span></text:p>
      <text:p text:style-name="P48"><text:span text:style-name="T25">Wirklichkeitskonzept</text:span><text:span text:style-name="T26">: idealisierend</text:span></text:p>
      <text:p text:style-name="P54"><text:span text:style-name="T26"/></text:p>
      <text:p text:style-name="P54"><text:span text:style-name="T24">Komposition:</text:span></text:p>
      <text:list xml:id="list1542477460" text:style-name="L8">
        <text:list-item>
          <text:p text:style-name="P49"><text:span text:style-name="T26">weitgehendes Gleichgewicht</text:span></text:p>
        </text:list-item>
        <text:list-item>
          <text:p text:style-name="P49"><text:span text:style-name="T26">keine Dynamik, keine Spannung, keine spontanen Handlungen</text:span></text:p>
        </text:list-item>
        <text:list-item>
          <text:p text:style-name="P49"><text:span text:style-name="T26">der Schwerpunkt liegt sowohl auf dem Paar rechts im Vordergrund als auch auf den Personen links im Vordergrund</text:span></text:p>
        </text:list-item>
      </text:list>
      <text:p text:style-name="P54"><text:span text:style-name="T24">Räumliche Darstellung:</text:span></text:p>
      <text:list xml:id="list1974048346" text:style-name="L19">
        <text:list-item>
          <text:p text:style-name="P50"><text:span text:style-name="T26">kaum Überschneidungen</text:span></text:p>
        </text:list-item>
        <text:list-item>
          <text:p text:style-name="P50"><text:span text:style-name="T26">unnatürliche, steife Proportionen</text:span></text:p>
        </text:list-item>
        <text:list-item>
          <text:p text:style-name="P50"><text:span text:style-name="T26">vereinzelt Staffelung (z.B. das Ehepaar rechts)</text:span></text:p>
        </text:list-item>
        <text:list-item>
          <text:p text:style-name="P50"><text:span text:style-name="T26">Betrachterstandpunkt: der Betrachter befindet sich stehend auf der Insel und ist auf Augenhöhe mit dem Paar rechts</text:span></text:p>
        </text:list-item>
      </text:list>
      <text:p text:style-name="P54"><text:span text:style-name="T24">Farbe:</text:span></text:p>
      <text:list xml:id="list174340479" text:style-name="L20">
        <text:list-item>
          <text:p text:style-name="P51"><text:span text:style-name="T26">Kalt-Warm-, Hell-Dunkel- und Qualitäts-Kontraste</text:span></text:p>
        </text:list-item>
        <text:list-item>
          <text:p text:style-name="P51"><text:span text:style-name="T26">Technik: </text:span><text:span text:style-name="T34">Pointillismus</text:span></text:p>
        </text:list-item>
      </text:list>
      <text:p text:style-name="P54"><text:span text:style-name="T24">Licht:</text:span></text:p>
      <text:list xml:id="list641474569" text:style-name="L21">
        <text:list-item>
          <text:p text:style-name="P52"><text:span text:style-name="T26">Lichtquelle oben (Sonnenschein)</text:span></text:p>
        </text:list-item>
        <text:list-item>
          <text:p text:style-name="P45"><text:span text:style-name="T24">Tageszeit: Nachmittag</text:span></text:p>
        </text:list-item>
      </text:list>
      <text:p text:style-name="P54"><text:span text:style-name="T24">Figürliche Darstellung:</text:span></text:p>
      <text:list xml:id="list210607254" text:style-name="L22">
        <text:list-item>
          <text:p text:style-name="P55"><text:span text:style-name="T26">die Proportionen sind nach geometrischen Maßstäben idealisiert</text:span></text:p>
        </text:list-item>
      </text:list>
      <text:p text:style-name="P43"/>
      <text:p text:style-name="P62">Interpretation</text:p>
      <text:p text:style-name="P26"/>
      <text:p text:style-name="P40">Ursprung<text:span text:style-name="T45"><text:tab/><text:tab/>Seurats Kunststil</text:span></text:p>
      <text:p text:style-name="P41"><text:span text:style-name="T38"/></text:p>
      <text:p text:style-name="P41"><text:span text:style-name="T38"><text:tab/><text:tab/><text:tab/></text:span>Impressionismus</text:p>
      <text:p text:style-name="P41"/>
      <text:p text:style-name="P41"><text:span text:style-name="T38">Unterschiede</text:span><text:tab/>zum Impressionismus</text:p>
      <text:p text:style-name="P41"/>
      <text:p text:style-name="P41"><text:tab/><text:tab/>- <text:s/>Impressionisten<text:tab/>Freier Natur <text:tab/><text:tab/> Plein-air-Malerei</text:p>
      <text:p text:style-name="P57"><text:span text:style-name="T54"><text:tab/><text:tab/>- <text:s/>Seurat<text:tab/><text:tab/>Atelier, hoher Zeitaufwand, über 30 Skizzen für das Bild</text:span></text:p>
      <text:p text:style-name="P57"><text:span text:style-name="T59"/></text:p>
      <text:p text:style-name="P58"><text:span text:style-name="T54"><text:tab/><text:tab/>- <text:s/>Impressionisten<text:tab/>spontaner Eindruck</text:span></text:p>
      <text:p text:style-name="P58"><text:span text:style-name="T54"><text:tab/><text:tab/>- <text:s/>Seurat <text:tab/><text:tab/>alles geordnet, regelmäßig, geometrisch</text:span></text:p>
      <text:p text:style-name="P58"><text:span text:style-name="T54"/></text:p>
      <text:p text:style-name="P59"><text:span text:style-name="T54">Kunststil</text:span><text:span text:style-name="T60"><text:tab/><text:tab/>von Seurat</text:span></text:p>
      <text:p text:style-name="P59"><text:span text:style-name="T60"/></text:p>
      <text:p text:style-name="P59"><text:span text:style-name="T60"><text:tab/><text:tab/><text:tab/>… Pointillismus</text:span></text:p>
      <text:p text:style-name="P59"><text:span text:style-name="T60"/></text:p>
      <text:p text:style-name="P59"><text:span text:style-name="T60"><text:tab/><text:tab/><text:tab/>… gesprägt von Komplementärkontrasten</text:span></text:p>
      <text:p text:style-name="P59"><text:span text:style-name="T60"/></text:p>
      <text:p text:style-name="P59"><text:span text:style-name="T60"><text:tab/><text:tab/><text:tab/><text:tab/>- <text:s/>unnatürlicher</text:span></text:p>
      <text:p text:style-name="P59"><text:span text:style-name="T60"><text:tab/><text:tab/><text:tab/><text:tab/>- <text:s/>sommerlich-heiterer Eindruck</text:span></text:p>
      <text:p text:style-name="P59"><text:span text:style-name="T60"/></text:p>
      <text:p text:style-name="P56"><text:span text:style-name="T61"><text:tab/><text:tab/><text:tab/>… auch </text:span><text:span text:style-name="T45">Simultankontraste spielen auch eine Rolle</text:span></text:p>
      <text:p text:style-name="P56"><text:span text:style-name="T45"/></text:p>
      <text:p text:style-name="P56"><text:span text:style-name="T45"><text:tab/><text:tab/><text:tab/><text:tab/>- <text:s/>durch Nebeneinanderlegen komplementärer Farben</text:span></text:p>
      <text:p text:style-name="P56"><text:span text:style-name="T45"><text:tab/><text:tab/><text:tab/><text:tab/><text:tab/>→ verstärkt sich der Kontrast</text:span></text:p>
      <text:p text:style-name="P56"><text:span text:style-name="T45"/></text:p>
      <text:p text:style-name="P56">Aussage / Wirkung</text:p>
      <text:p text:style-name="P46"/>
      <text:p text:style-name="P46"><text:tab/><text:tab/>- <text:s/>nicht mehr nur abbildend / darstellend</text:p>
      <text:p text:style-name="P46"><text:tab/><text:tab/><text:tab/>→ endgültig, dauerhaft</text:p>
      <text:p text:style-name="P46"><text:span text:style-name="T46"/></text:p>
      <text:p text:style-name="P46"><text:soft-page-break/><text:span text:style-name="T40"><text:tab/><text:tab/>- <text:s/>Abstrahierung, Farbwahl</text:span></text:p>
      <text:p text:style-name="P46"><text:span text:style-name="T40"><text:tab/><text:tab/><text:tab/>→ eigenständig und harmonisch</text:span></text:p>
      <text:p text:style-name="P46"><text:span text:style-name="T40"><text:tab/><text:tab/><text:tab/> <text:s text:c="4"/>geordnet, fast steif, nichts Spontanes</text:span></text:p>
      <text:p text:style-name="P46"><text:span text:style-name="T40"/></text:p>
      <text:p text:style-name="P46"><text:span text:style-name="T40"><text:tab/><text:tab/>→ Ordnung der Bildelemente</text:span></text:p>
      <text:p text:style-name="P53"><text:span text:style-name="T46"><text:tab/><text:tab/>→ Selbstzweck, Bildelemente dienen nicht mehr der Abbildu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" svg:font-family="Tahoma" style:font-family-generic="swiss"/>
    <style:font-face style:name="Metal" svg:font-family="Metal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1" style:font-size-asian="24pt" style:font-weight-asian="bold" style:font-name-complex="DejaVu Sans1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9T12:26:36</meta:creation-date>
    <dc:date>2009-09-30T18:09:33</dc:date>
    <meta:editing-duration>PT269H27M47S</meta:editing-duration>
    <meta:editing-cycles>53</meta:editing-cycles>
    <meta:generator>OpenOffice.org/3.0$Unix OpenOffice.org_project/300m15$Build-9379</meta:generator>
    <meta:print-date>2009-09-26T12:54:25</meta:print-date>
    <meta:document-statistic meta:table-count="1" meta:image-count="0" meta:object-count="0" meta:page-count="6" meta:paragraph-count="104" meta:word-count="498" meta:character-count="3344"/>
    <meta:user-defined meta:name="Info 1"/>
    <meta:user-defined meta:name="Info 2"/>
    <meta:user-defined meta:name="Info 3"/>
    <meta:user-defined meta:name="Info 4"/>
  </office:meta>
</office:document-meta>
</file>